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5.697cm"/>
    </style:style>
    <style:style style:name="co5" style:family="table-column">
      <style:table-column-properties fo:break-before="auto" style:column-width="3.836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0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3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table table:name="UFC" table:style-name="ta1">
        <table:table-column table:style-name="co2" table:default-cell-style-name="Default"/>
        <table:table-row table:style-name="ro1">
          <table:table-cell office:value-type="string" calcext:value-type="string">
            <text:p>Score UF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</table:table>
      <table:table table:name="ufc-quicksor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égorie</text:p>
          </table:table-cell>
          <table:table-cell table:style-name="ce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ufc</text:p>
          </table:table-cell>
          <table:table-cell table:formula="of:=3*1+4*1+1*10" office:value-type="float" office:value="17" calcext:value-type="float">
            <text:p>17</text:p>
          </table:table-cell>
          <table:table-cell table:number-columns-repeated="5"/>
        </table:table-row>
      </table:table>
      <table:table table:name="MI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 de maintenabilité</text:p>
          </table:table-cell>
          <table:table-cell/>
        </table:table-row>
        <table:table-row table:style-name="ro1">
          <table:table-cell table:formula="of:= 171 - 5.2 * LN([$Halstead.C8]) - 0.23 * [$CC.A2] - 16.2 * LN([.B3]) + 50 * SIN( SQRT(2.46 * 0))" office:value-type="float" office:value="97.5655552780257" calcext:value-type="float">
            <text:p>97,5655552780257</text:p>
          </table:table-cell>
          <table:table-cell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dex de maintenabilité avec commentaire (q11)</text:p>
          </table:table-cell>
          <table:table-cell/>
        </table:table-row>
        <table:table-row table:style-name="ro1">
          <table:table-cell table:formula="of:= 171 - 5.2 * LN([$Halstead.C8]) - 0.23 * [$CC.A2] - 16.2 * LN([.B7]) + 50 * SIN( SQRT(2.46 * ([.B6]*100/[.B7])))" office:value-type="float" office:value="97.849557328573" calcext:value-type="float">
            <text:p>97,849557328573</text:p>
          </table:table-cell>
          <table:table-cell/>
        </table:table-row>
        <table:table-row table:style-name="ro1">
          <table:table-cell office:value-type="string" calcext:value-type="string">
            <text:p>Nombre de ligne de commentaire 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uveau LOC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4:07:25.263241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2-04T14:39:02.201245632</dc:date>
    <meta:editing-duration>PT1H19M10S</meta:editing-duration>
    <meta:editing-cycles>20</meta:editing-cycles>
    <meta:document-statistic meta:table-count="6" meta:cell-count="136" meta:object-count="0"/>
  </office:meta>
</office:document-meta>
</file>